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c626" officeooo:paragraph-rsid="000dc626"/>
    </style:style>
    <style:style style:name="P2" style:family="paragraph" style:parent-style-name="Text_20_body" style:list-style-name="L1">
      <style:paragraph-properties fo:margin-top="0cm" fo:margin-bottom="0cm" loext:contextual-spacing="false"/>
      <style:text-properties officeooo:paragraph-rsid="000dc626"/>
    </style:style>
    <style:style style:name="P3" style:family="paragraph" style:parent-style-name="Text_20_body" style:list-style-name="L1">
      <style:paragraph-properties fo:margin-top="0cm" fo:margin-bottom="0cm" loext:contextual-spacing="false"/>
      <style:text-properties officeooo:rsid="000dc626" officeooo:paragraph-rsid="000dc626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ériences : Nos bonnes tables (Restaurants)</text:p>
      <text:p text:style-name="P1"/>
      <text:list xml:id="list2100705560050097788" text:style-name="L1">
        <text:list-item>
          <text:p text:style-name="P2">La Villa Fol Avril<text:line-break/>2 Rue des Fers Chauds<text:line-break/>61110, Moutiers au Perche<text:line-break/>02 33 83 22 67</text:p>
          <text:p text:style-name="P2"/>
        </text:list-item>
        <text:list-item>
          <text:p text:style-name="P2">Le Moulin de villeray<text:line-break/>Villeray<text:line-break/>61110, Condeau<text:line-break/>02 33 73 30 22</text:p>
          <text:p text:style-name="P3"><text:a xlink:type="simple" xlink:href="http://www.domainedevilleray.com/fr" text:style-name="Internet_20_link" text:visited-style-name="Visited_20_Internet_20_Link">http://www.domainedevilleray.com/fr</text:a></text:p>
          <text:p text:style-name="P3"><text:a xlink:type="simple" xlink:href="https://d397xw3titc834.cloudfront.net/images/original/c/f9/cf91c105a68c24e61a0a31f6d086526d.jpg" text:style-name="Internet_20_link" text:visited-style-name="Visited_20_Internet_20_Link">https://d397xw3titc834.cloudfront.net/images/original/c/f9/cf91c105a68c24e61a0a31f6d086526d.jpg</text:a></text:p>
          <text:p text:style-name="P3"/>
        </text:list-item>
        <text:list-item>
          <text:p text:style-name="P3">La Forge<text:line-break/>1 Rue Alfred Chasseriaud<text:line-break/>28480, Thiron-Gardais<text:line-break/>02 37 49 42 30</text:p>
          <text:p text:style-name="P3"><text:a xlink:type="simple" xlink:href="http://www.mairie-thiron-gardais.fr/restauration.php#.WLLwBFfjJCU" text:style-name="Internet_20_link" text:visited-style-name="Visited_20_Internet_20_Link">http://www.mairie-thiron-gardais.fr/restauration.php#.WLLwBFfjJCU</text:a></text:p>
          <text:p text:style-name="P3"/>
        </text:list-item>
        <text:list-item>
          <text:p text:style-name="P3"><text:a xlink:type="simple" xlink:href="http://www.perche-sarthois.fr/Sejourner/Restaurants" text:style-name="Internet_20_link" text:visited-style-name="Visited_20_Internet_20_Link">http://www.perche-sarthois.fr/Sejourner/Restaurants</text:a></text:p>
          <text:p text:style-name="P3"/>
        </text:list-item>
        <text:list-item>
          <text:p text:style-name="P3"/>
          <text:p text:style-name="P3"/>
        </text:list-item>
      </text:list>
      <text:p text:style-name="Text_20_body"/>
      <text:list xml:id="list161502421298557" text:continue-numbering="true" text:style-name="L1">
        <text:list-header>
          <text:p text:style-name="P2"/>
        </text:list-header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6T16:05:27.487068644</meta:creation-date>
    <dc:date>2017-02-26T16:15:01.432720103</dc:date>
    <meta:editing-duration>PT9M34S</meta:editing-duration>
    <meta:editing-cycles>1</meta:editing-cycles>
    <meta:document-statistic meta:table-count="0" meta:image-count="0" meta:object-count="0" meta:page-count="1" meta:paragraph-count="15" meta:word-count="67" meta:character-count="516" meta:non-whitespace-character-count="471"/>
    <meta:generator>LibreOffice/5.1.6.2$Linux_X86_64 LibreOffice_project/10m0$Build-2</meta:generator>
  </office:meta>
</office:document-meta>
</file>